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ddddd" draw:textarea-vertical-align="middle"/>
    </style:style>
    <style:style style:name="gr2" style:family="graphic" style:parent-style-name="objectwithoutfill">
      <style:graphic-properties svg:stroke-width="0.3cm" svg:stroke-color="#3465a4" draw:marker-start-width="0.65cm" draw:marker-end="" draw:marker-end-width="0.75cm" svg:stroke-linecap="round" draw:fill="solid" draw:textarea-vertical-align="middle" fo:padding-top="0.275cm" fo:padding-bottom="0.275cm" fo:padding-left="0.4cm" fo:padding-right="0.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svg:stroke-width="0.3cm" svg:stroke-color="#808080" draw:marker-start-width="0.65cm" draw:marker-end="" draw:marker-end-width="0.75cm" svg:stroke-linecap="round" draw:fill="solid" draw:textarea-vertical-align="middle" fo:padding-top="0.275cm" fo:padding-bottom="0.275cm" fo:padding-left="0.4cm" fo:padding-right="0.4cm"/>
    </style:style>
    <style:style style:name="gr9" style:family="graphic" style:parent-style-name="objectwithoutfill">
      <style:graphic-properties draw:stroke="dash" draw:stroke-dash="Dot" svg:stroke-width="0.1cm" svg:stroke-color="#1c1c1c" draw:marker-start-width="0.35cm" draw:marker-end="" draw:marker-end-width="0.45cm" draw:fill="solid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51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/>
      <style:paragraph-properties fo:text-align="center"/>
      <style:text-properties fo:font-weight="bold"/>
    </style:style>
    <style:style style:name="P3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4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style-complex="italic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tyle="italic" fo:font-weight="bold" style:font-style-asian="italic" style:font-style-complex="italic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fo:font-variant="normal" fo:text-transform="none" style:text-line-through-style="none" style:text-line-through-type="none" fo:font-size="32pt" style:text-underline-style="none" fo:font-weight="bold" style:font-size-asian="22pt" style:font-size-complex="22pt" style:text-overline-style="none" style:text-overline-color="font-color"/>
    </style:style>
    <style:style style:name="P9" style:family="paragraph">
      <loext:graphic-properties draw:fill="none" draw:fill-color="#ffffff"/>
      <style:paragraph-properties style:writing-mode="lr-tb"/>
      <style:text-properties fo:font-size="28pt" fo:font-style="normal" fo:font-weight="bold" style:font-style-asian="italic" style:font-style-complex="italic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paragraph-properties style:writing-mode="lr-tb"/>
      <style:text-properties fo:font-size="28pt" fo:font-style="italic" fo:font-weight="bold" style:font-style-asian="italic" style:font-style-complex="italic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style:text-position="-8% 58%" fo:font-size="22pt" fo:font-weight="bold" style:font-size-asian="22pt" style:font-size-complex="22pt"/>
    </style:style>
    <style:style style:name="T3" style:family="text">
      <style:text-properties fo:font-style="italic" fo:font-weight="bold" style:font-style-asian="italic" style:font-style-complex="itali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32pt" fo:font-style="normal" fo:text-shadow="none" style:text-underline-style="none" fo:font-weight="bold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line-through-style="none" style:text-line-through-type="none" fo:font-size="32pt" style:text-underline-style="none" fo:font-weight="bold" style:font-size-asian="22pt" style:font-size-complex="22pt" style:text-overline-style="none" style:text-overline-color="font-color"/>
    </style:style>
    <style:style style:name="T7" style:family="text">
      <style:text-properties fo:font-size="28pt" fo:font-style="normal" fo:font-weight="bold" style:font-style-asian="italic" style:font-style-complex="italic"/>
    </style:style>
    <style:style style:name="T8" style:family="text">
      <style:text-properties fo:font-size="28pt" fo:font-style="italic" fo:font-weight="bold" style:font-style-asian="italic" style:font-style-complex="italic"/>
    </style:style>
    <style:style style:name="T9" style:family="text">
      <style:text-properties style:text-position="sub 58%" fo:font-size="28pt" fo:font-style="italic" fo:font-weight="bold" style:font-style-asian="italic" style:font-style-complex="italic"/>
    </style:style>
    <style:style style:name="T10" style:family="text">
      <style:text-properties style:text-position="sub 58%" fo:font-size="28pt" fo:font-style="normal" fo:font-weight="bold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7.705cm" svg:height="5.808cm" svg:x="0.985cm" svg:y="19.173cm" svg:viewBox="0 0 7706 5809" draw:points="2134,5809 0,0 3201,0 3912,2252 4742,0 7706,0 5335,5809">
          <text:p/>
        </draw:polygon>
        <draw:polygon draw:style-name="gr1" draw:text-style-name="P1" draw:layer="layout" svg:width="7.705cm" svg:height="5.808cm" svg:x="1.064cm" svg:y="8.096cm" svg:viewBox="0 0 7706 5809" draw:points="2134,5809 0,0 3201,0 3912,2252 4742,0 7706,0 5335,5809">
          <text:p/>
        </draw:polygon>
        <draw:line draw:style-name="gr2" draw:text-style-name="P2" draw:layer="layout" svg:x1="2.824cm" svg:y1="9.4cm" svg:x2="1.824cm" svg:y2="8.118cm">
          <text:p/>
        </draw:line>
        <draw:line draw:style-name="gr2" draw:text-style-name="P2" draw:layer="layout" svg:x1="2.824cm" svg:y1="9.4cm" svg:x2="3.638cm" svg:y2="8.096cm">
          <text:p/>
        </draw:line>
        <draw:line draw:style-name="gr2" draw:text-style-name="P2" draw:layer="layout" svg:x1="4.824cm" svg:y1="13.585cm" svg:x2="2.824cm" svg:y2="9.4cm">
          <text:p/>
        </draw:line>
        <draw:line draw:style-name="gr2" draw:text-style-name="P2" draw:layer="layout" svg:x1="4.824cm" svg:y1="13.585cm" svg:x2="7.224cm" svg:y2="8.096cm">
          <text:p/>
        </draw:line>
        <draw:frame draw:style-name="gr3" draw:text-style-name="P3" draw:layer="layout" svg:width="1.342cm" svg:height="1.119cm" svg:x="1.282cm" svg:y="6.866cm">
          <draw:text-box>
            <text:p><text:span text:style-name="T1">a</text:span><text:span text:style-name="T2">1</text:span></text:p>
          </draw:text-box>
        </draw:frame>
        <draw:frame draw:style-name="gr4" draw:text-style-name="P4" draw:layer="layout" svg:width="3.541cm" svg:height="1.169cm" svg:x="0.883cm" svg:y="6.081cm">
          <draw:text-box>
            <text:p><text:span text:style-name="T3">Lineage A</text:span></text:p>
          </draw:text-box>
        </draw:frame>
        <draw:frame draw:style-name="gr5" draw:text-style-name="P4" draw:layer="layout" svg:width="3.541cm" svg:height="1.2cm" svg:x="5.624cm" svg:y="6.081cm">
          <draw:text-box>
            <text:p><text:span text:style-name="T3">Lineage B</text:span></text:p>
          </draw:text-box>
        </draw:frame>
        <draw:frame draw:style-name="gr6" draw:text-style-name="P4" draw:layer="layout" svg:width="3.541cm" svg:height="1.095cm" svg:x="0.75cm" svg:y="17.158cm">
          <draw:text-box>
            <text:p><text:span text:style-name="T3">Lineage A</text:span></text:p>
          </draw:text-box>
        </draw:frame>
        <draw:frame draw:style-name="gr6" draw:text-style-name="P4" draw:layer="layout" svg:width="3.541cm" svg:height="1.095cm" svg:x="5.451cm" svg:y="17.143cm">
          <draw:text-box>
            <text:p><text:span text:style-name="T3">Lineage B</text:span></text:p>
          </draw:text-box>
        </draw:frame>
        <draw:frame draw:style-name="gr7" draw:text-style-name="P6" draw:layer="layout" svg:width="6.8cm" svg:height="3.095cm" svg:x="1.424cm" svg:y="13.89cm">
          <draw:text-box>
            <text:p text:style-name="P5"><text:span text:style-name="T3">Common ancestor</text:span></text:p>
          </draw:text-box>
        </draw:frame>
        <draw:frame draw:style-name="gr7" draw:text-style-name="P6" draw:layer="layout" svg:width="6.8cm" svg:height="3.095cm" svg:x="1.491cm" svg:y="24.952cm">
          <draw:text-box>
            <text:p text:style-name="P5"><text:span text:style-name="T3">Common ancestor</text:span></text:p>
          </draw:text-box>
        </draw:frame>
        <draw:line draw:style-name="gr8" draw:text-style-name="P2" draw:layer="layout" svg:x1="3.392cm" svg:y1="22.877cm" svg:x2="1.691cm" svg:y2="19.195cm">
          <text:p/>
        </draw:line>
        <draw:line draw:style-name="gr8" draw:text-style-name="P2" draw:layer="layout" svg:x1="3.392cm" svg:y1="22.877cm" svg:x2="3.592cm" svg:y2="19.173cm">
          <text:p/>
        </draw:line>
        <draw:line draw:style-name="gr8" draw:text-style-name="P2" draw:layer="layout" svg:x1="4.691cm" svg:y1="24.662cm" svg:x2="3.392cm" svg:y2="22.877cm">
          <text:p/>
        </draw:line>
        <draw:line draw:style-name="gr8" draw:text-style-name="P2" draw:layer="layout" svg:x1="4.691cm" svg:y1="24.662cm" svg:x2="7.091cm" svg:y2="19.173cm">
          <text:p/>
        </draw:line>
        <draw:polygon draw:style-name="gr1" draw:text-style-name="P1" draw:layer="layout" svg:width="7.705cm" svg:height="5.808cm" svg:x="12.235cm" svg:y="19.126cm" svg:viewBox="0 0 7706 5809" draw:points="2134,5809 0,0 3201,0 3912,2252 4742,0 7706,0 5335,5809">
          <text:p/>
        </draw:polygon>
        <draw:frame draw:style-name="gr6" draw:text-style-name="P4" draw:layer="layout" svg:width="3.541cm" svg:height="1.095cm" svg:x="12cm" svg:y="17.111cm">
          <draw:text-box>
            <text:p><text:span text:style-name="T3">Lineage A</text:span></text:p>
          </draw:text-box>
        </draw:frame>
        <draw:frame draw:style-name="gr6" draw:text-style-name="P4" draw:layer="layout" svg:width="3.541cm" svg:height="1.095cm" svg:x="16.701cm" svg:y="17.096cm">
          <draw:text-box>
            <text:p><text:span text:style-name="T3">Lineage B</text:span></text:p>
          </draw:text-box>
        </draw:frame>
        <draw:frame draw:style-name="gr7" draw:text-style-name="P6" draw:layer="layout" svg:width="6.8cm" svg:height="3.095cm" svg:x="12.741cm" svg:y="24.905cm">
          <draw:text-box>
            <text:p text:style-name="P5"><text:span text:style-name="T3">Common ancestor </text:span></text:p>
          </draw:text-box>
        </draw:frame>
        <draw:line draw:style-name="gr8" draw:text-style-name="P2" draw:layer="layout" svg:x1="16.2cm" svg:y1="23.12cm" svg:x2="14.8cm" svg:y2="19.126cm">
          <text:p/>
        </draw:line>
        <draw:line draw:style-name="gr8" draw:text-style-name="P2" draw:layer="layout" svg:x1="15.941cm" svg:y1="24.615cm" svg:x2="13.042cm" svg:y2="19.126cm">
          <text:p/>
        </draw:line>
        <draw:line draw:style-name="gr8" draw:text-style-name="P2" draw:layer="layout" svg:x1="15.941cm" svg:y1="24.615cm" svg:x2="16.2cm" svg:y2="23.11cm">
          <text:p/>
        </draw:line>
        <draw:line draw:style-name="gr8" draw:text-style-name="P2" draw:layer="layout" svg:x1="16.2cm" svg:y1="23.11cm" svg:x2="18.442cm" svg:y2="19.126cm">
          <text:p/>
        </draw:line>
        <draw:frame draw:style-name="gr3" draw:text-style-name="P3" draw:layer="layout" svg:width="1.342cm" svg:height="1.119cm" svg:x="3.082cm" svg:y="6.881cm">
          <draw:text-box>
            <text:p><text:span text:style-name="T1">a</text:span><text:span text:style-name="T2">2</text:span></text:p>
          </draw:text-box>
        </draw:frame>
        <draw:frame draw:style-name="gr3" draw:text-style-name="P3" draw:layer="layout" svg:width="1.342cm" svg:height="1.119cm" svg:x="6.682cm" svg:y="6.881cm">
          <draw:text-box>
            <text:p><text:span text:style-name="T1">b</text:span><text:span text:style-name="T2">1</text:span></text:p>
          </draw:text-box>
        </draw:frame>
        <draw:frame draw:style-name="gr3" draw:text-style-name="P3" draw:layer="layout" svg:width="1.342cm" svg:height="1.119cm" svg:x="1.192cm" svg:y="17.92cm">
          <draw:text-box>
            <text:p><text:span text:style-name="T1">a</text:span><text:span text:style-name="T2">1</text:span></text:p>
          </draw:text-box>
        </draw:frame>
        <draw:frame draw:style-name="gr3" draw:text-style-name="P3" draw:layer="layout" svg:width="1.342cm" svg:height="1.119cm" svg:x="2.992cm" svg:y="17.935cm">
          <draw:text-box>
            <text:p><text:span text:style-name="T1">a</text:span><text:span text:style-name="T2">2</text:span></text:p>
          </draw:text-box>
        </draw:frame>
        <draw:frame draw:style-name="gr3" draw:text-style-name="P3" draw:layer="layout" svg:width="1.342cm" svg:height="1.119cm" svg:x="6.592cm" svg:y="17.935cm">
          <draw:text-box>
            <text:p><text:span text:style-name="T1">b</text:span><text:span text:style-name="T2">1</text:span></text:p>
          </draw:text-box>
        </draw:frame>
        <draw:frame draw:style-name="gr3" draw:text-style-name="P3" draw:layer="layout" svg:width="1.342cm" svg:height="1.119cm" svg:x="12.458cm" svg:y="17.873cm">
          <draw:text-box>
            <text:p><text:span text:style-name="T1">a</text:span><text:span text:style-name="T2">1</text:span></text:p>
          </draw:text-box>
        </draw:frame>
        <draw:frame draw:style-name="gr3" draw:text-style-name="P3" draw:layer="layout" svg:width="1.342cm" svg:height="1.119cm" svg:x="14.258cm" svg:y="17.888cm">
          <draw:text-box>
            <text:p><text:span text:style-name="T1">a</text:span><text:span text:style-name="T2">2</text:span></text:p>
          </draw:text-box>
        </draw:frame>
        <draw:frame draw:style-name="gr3" draw:text-style-name="P3" draw:layer="layout" svg:width="1.342cm" svg:height="1.119cm" svg:x="17.858cm" svg:y="17.888cm">
          <draw:text-box>
            <text:p><text:span text:style-name="T1">b</text:span><text:span text:style-name="T2">1</text:span></text:p>
          </draw:text-box>
        </draw:frame>
        <draw:polygon draw:style-name="gr1" draw:text-style-name="P1" draw:layer="layout" svg:width="7.705cm" svg:height="5.808cm" svg:x="11.985cm" svg:y="8.03cm" svg:viewBox="0 0 7706 5809" draw:points="2134,5809 0,0 3201,0 3912,2252 4742,0 7706,0 5335,5809">
          <text:p/>
        </draw:polygon>
        <draw:frame draw:style-name="gr6" draw:text-style-name="P4" draw:layer="layout" svg:width="3.541cm" svg:height="1.095cm" svg:x="11.75cm" svg:y="6.015cm">
          <draw:text-box>
            <text:p><text:span text:style-name="T3">Lineage A</text:span></text:p>
          </draw:text-box>
        </draw:frame>
        <draw:frame draw:style-name="gr6" draw:text-style-name="P4" draw:layer="layout" svg:width="3.541cm" svg:height="1.095cm" svg:x="16.451cm" svg:y="6cm">
          <draw:text-box>
            <text:p><text:span text:style-name="T3">Lineage B</text:span></text:p>
          </draw:text-box>
        </draw:frame>
        <draw:frame draw:style-name="gr7" draw:text-style-name="P6" draw:layer="layout" svg:width="6.8cm" svg:height="3.095cm" svg:x="12.491cm" svg:y="13.809cm">
          <draw:text-box>
            <text:p text:style-name="P5"><text:span text:style-name="T3">Common ancestor</text:span></text:p>
          </draw:text-box>
        </draw:frame>
        <draw:line draw:style-name="gr8" draw:text-style-name="P2" draw:layer="layout" svg:x1="17.592cm" svg:y1="9.119cm" svg:x2="14.55cm" svg:y2="8.03cm">
          <text:p/>
        </draw:line>
        <draw:line draw:style-name="gr8" draw:text-style-name="P2" draw:layer="layout" svg:x1="15.691cm" svg:y1="13.519cm" svg:x2="12.792cm" svg:y2="8.03cm">
          <text:p/>
        </draw:line>
        <draw:line draw:style-name="gr8" draw:text-style-name="P2" draw:layer="layout" svg:x1="15.691cm" svg:y1="13.519cm" svg:x2="17.592cm" svg:y2="9.119cm">
          <text:p/>
        </draw:line>
        <draw:line draw:style-name="gr8" draw:text-style-name="P2" draw:layer="layout" svg:x1="17.592cm" svg:y1="9.119cm" svg:x2="18.192cm" svg:y2="8.03cm">
          <text:p/>
        </draw:line>
        <draw:frame draw:style-name="gr3" draw:text-style-name="P3" draw:layer="layout" svg:width="1.342cm" svg:height="1.119cm" svg:x="12.208cm" svg:y="6.777cm">
          <draw:text-box>
            <text:p><text:span text:style-name="T1">a</text:span><text:span text:style-name="T2">1</text:span></text:p>
          </draw:text-box>
        </draw:frame>
        <draw:frame draw:style-name="gr3" draw:text-style-name="P3" draw:layer="layout" svg:width="1.342cm" svg:height="1.119cm" svg:x="14.008cm" svg:y="6.792cm">
          <draw:text-box>
            <text:p><text:span text:style-name="T1">a</text:span><text:span text:style-name="T2">2</text:span></text:p>
          </draw:text-box>
        </draw:frame>
        <draw:frame draw:style-name="gr3" draw:text-style-name="P3" draw:layer="layout" svg:width="1.342cm" svg:height="1.119cm" svg:x="17.608cm" svg:y="6.792cm">
          <draw:text-box>
            <text:p><text:span text:style-name="T1">b</text:span><text:span text:style-name="T2">1</text:span></text:p>
          </draw:text-box>
        </draw:frame>
        <draw:line draw:style-name="gr9" draw:text-style-name="P2" draw:layer="layout" svg:x1="7.824cm" svg:y1="10.415cm" svg:x2="1.864cm" svg:y2="10.4cm">
          <text:p/>
        </draw:line>
        <draw:line draw:style-name="gr9" draw:text-style-name="P2" draw:layer="layout" svg:x1="7.75cm" svg:y1="21.462cm" svg:x2="1.79cm" svg:y2="21.447cm">
          <text:p/>
        </draw:line>
        <draw:line draw:style-name="gr9" draw:text-style-name="P2" draw:layer="layout" svg:x1="19cm" svg:y1="21.415cm" svg:x2="13.04cm" svg:y2="21.4cm">
          <text:p/>
        </draw:line>
        <draw:line draw:style-name="gr9" draw:text-style-name="P2" draw:layer="layout" svg:x1="18.752cm" svg:y1="10.319cm" svg:x2="12.792cm" svg:y2="10.304cm">
          <text:p/>
        </draw:line>
        <draw:polygon draw:style-name="gr1" draw:text-style-name="P1" draw:layer="layout" svg:width="7.705cm" svg:height="5.808cm" svg:x="23.235cm" svg:y="19.03cm" svg:viewBox="0 0 7706 5809" draw:points="2134,5809 0,0 3201,0 3912,2252 4742,0 7706,0 5335,5809">
          <text:p/>
        </draw:polygon>
        <draw:frame draw:style-name="gr6" draw:text-style-name="P4" draw:layer="layout" svg:width="3.541cm" svg:height="1.095cm" svg:x="23cm" svg:y="17.015cm">
          <draw:text-box>
            <text:p><text:span text:style-name="T3">Lineage A</text:span></text:p>
          </draw:text-box>
        </draw:frame>
        <draw:frame draw:style-name="gr6" draw:text-style-name="P4" draw:layer="layout" svg:width="3.541cm" svg:height="1.095cm" svg:x="27.701cm" svg:y="17cm">
          <draw:text-box>
            <text:p><text:span text:style-name="T3">Lineage B</text:span></text:p>
          </draw:text-box>
        </draw:frame>
        <draw:frame draw:style-name="gr7" draw:text-style-name="P6" draw:layer="layout" svg:width="6.8cm" svg:height="3.095cm" svg:x="23.741cm" svg:y="24.809cm">
          <draw:text-box>
            <text:p text:style-name="P5"><text:span text:style-name="T3">Common ancestor AB</text:span></text:p>
          </draw:text-box>
        </draw:frame>
        <draw:line draw:style-name="gr8" draw:text-style-name="P2" draw:layer="layout" svg:x1="27.2cm" svg:y1="23.024cm" svg:x2="25.8cm" svg:y2="19.03cm">
          <text:p/>
        </draw:line>
        <draw:line draw:style-name="gr8" draw:text-style-name="P2" draw:layer="layout" svg:x1="26.941cm" svg:y1="24.519cm" svg:x2="24.042cm" svg:y2="19.03cm">
          <text:p/>
        </draw:line>
        <draw:line draw:style-name="gr8" draw:text-style-name="P2" draw:layer="layout" svg:x1="26.941cm" svg:y1="24.519cm" svg:x2="27.2cm" svg:y2="23.014cm">
          <text:p/>
        </draw:line>
        <draw:line draw:style-name="gr8" draw:text-style-name="P2" draw:layer="layout" svg:x1="27.2cm" svg:y1="23.014cm" svg:x2="29.442cm" svg:y2="19.03cm">
          <text:p/>
        </draw:line>
        <draw:frame draw:style-name="gr3" draw:text-style-name="P3" draw:layer="layout" svg:width="1.342cm" svg:height="1.119cm" svg:x="25.25cm" svg:y="17.881cm">
          <draw:text-box>
            <text:p><text:span text:style-name="T1">a</text:span><text:span text:style-name="T2">1</text:span></text:p>
          </draw:text-box>
        </draw:frame>
        <draw:frame draw:style-name="gr3" draw:text-style-name="P3" draw:layer="layout" svg:width="1.342cm" svg:height="1.119cm" svg:x="23.5cm" svg:y="17.881cm">
          <draw:text-box>
            <text:p><text:span text:style-name="T1">a</text:span><text:span text:style-name="T2">2</text:span></text:p>
          </draw:text-box>
        </draw:frame>
        <draw:frame draw:style-name="gr3" draw:text-style-name="P3" draw:layer="layout" svg:width="1.342cm" svg:height="1.119cm" svg:x="28.858cm" svg:y="17.792cm">
          <draw:text-box>
            <text:p><text:span text:style-name="T1">b</text:span><text:span text:style-name="T2">1</text:span></text:p>
          </draw:text-box>
        </draw:frame>
        <draw:polygon draw:style-name="gr1" draw:text-style-name="P1" draw:layer="layout" svg:width="7.705cm" svg:height="5.808cm" svg:x="22.993cm" svg:y="8.03cm" svg:viewBox="0 0 7706 5809" draw:points="2134,5809 0,0 3201,0 3912,2252 4742,0 7706,0 5335,5809">
          <text:p/>
        </draw:polygon>
        <draw:frame draw:style-name="gr6" draw:text-style-name="P4" draw:layer="layout" svg:width="3.541cm" svg:height="1.095cm" svg:x="22.758cm" svg:y="6.015cm">
          <draw:text-box>
            <text:p><text:span text:style-name="T3">Lineage A</text:span></text:p>
          </draw:text-box>
        </draw:frame>
        <draw:frame draw:style-name="gr6" draw:text-style-name="P4" draw:layer="layout" svg:width="3.541cm" svg:height="1.095cm" svg:x="27.459cm" svg:y="6cm">
          <draw:text-box>
            <text:p><text:span text:style-name="T3">Lineage B</text:span></text:p>
          </draw:text-box>
        </draw:frame>
        <draw:frame draw:style-name="gr7" draw:text-style-name="P6" draw:layer="layout" svg:width="6.8cm" svg:height="3.095cm" svg:x="23.499cm" svg:y="13.809cm">
          <draw:text-box>
            <text:p text:style-name="P5"><text:span text:style-name="T3">Common ancestor</text:span></text:p>
          </draw:text-box>
        </draw:frame>
        <draw:line draw:style-name="gr8" draw:text-style-name="P2" draw:layer="layout" svg:x1="28.6cm" svg:y1="9.119cm" svg:x2="25.558cm" svg:y2="8.03cm">
          <text:p/>
        </draw:line>
        <draw:line draw:style-name="gr8" draw:text-style-name="P2" draw:layer="layout" svg:x1="26.699cm" svg:y1="13.519cm" svg:x2="23.8cm" svg:y2="8.03cm">
          <text:p/>
        </draw:line>
        <draw:line draw:style-name="gr8" draw:text-style-name="P2" draw:layer="layout" svg:x1="26.699cm" svg:y1="13.519cm" svg:x2="28.6cm" svg:y2="9.119cm">
          <text:p/>
        </draw:line>
        <draw:line draw:style-name="gr8" draw:text-style-name="P2" draw:layer="layout" svg:x1="28.6cm" svg:y1="9.119cm" svg:x2="29.2cm" svg:y2="8.03cm">
          <text:p/>
        </draw:line>
        <draw:frame draw:style-name="gr3" draw:text-style-name="P3" draw:layer="layout" svg:width="1.342cm" svg:height="1.119cm" svg:x="25.041cm" svg:y="6.881cm">
          <draw:text-box>
            <text:p><text:span text:style-name="T1">a</text:span><text:span text:style-name="T2">1</text:span></text:p>
          </draw:text-box>
        </draw:frame>
        <draw:frame draw:style-name="gr3" draw:text-style-name="P3" draw:layer="layout" svg:width="1.342cm" svg:height="1.119cm" svg:x="23.291cm" svg:y="6.881cm">
          <draw:text-box>
            <text:p><text:span text:style-name="T1">a</text:span><text:span text:style-name="T2">2</text:span></text:p>
          </draw:text-box>
        </draw:frame>
        <draw:frame draw:style-name="gr3" draw:text-style-name="P3" draw:layer="layout" svg:width="1.342cm" svg:height="1.119cm" svg:x="28.616cm" svg:y="6.792cm">
          <draw:text-box>
            <text:p><text:span text:style-name="T1">b</text:span><text:span text:style-name="T2">1</text:span></text:p>
          </draw:text-box>
        </draw:frame>
        <draw:line draw:style-name="gr9" draw:text-style-name="P2" draw:layer="layout" svg:x1="30cm" svg:y1="21.319cm" svg:x2="24.04cm" svg:y2="21.304cm">
          <text:p/>
        </draw:line>
        <draw:line draw:style-name="gr9" draw:text-style-name="P2" draw:layer="layout" svg:x1="29.76cm" svg:y1="10.319cm" svg:x2="23.8cm" svg:y2="10.304cm">
          <text:p/>
        </draw:line>
        <draw:frame draw:style-name="gr10" draw:text-style-name="P8" draw:layer="layout" svg:width="8.75cm" svg:height="2.765cm" svg:x="1.75cm" svg:y="2.485cm">
          <draw:text-box>
            <text:p text:style-name="P7"><text:span text:style-name="T4">((a</text:span><text:span text:style-name="T5">1</text:span><text:span text:style-name="T4">, a</text:span><text:span text:style-name="T5">2</text:span><text:span text:style-name="T4">),</text:span><text:span text:style-name="T6">b);</text:span></text:p>
          </draw:text-box>
        </draw:frame>
        <draw:frame draw:style-name="gr10" draw:text-style-name="P8" draw:layer="layout" svg:width="8.75cm" svg:height="2.765cm" svg:x="12.5cm" svg:y="2.438cm">
          <draw:text-box>
            <text:p text:style-name="P7"><text:span text:style-name="T4">(a</text:span><text:span text:style-name="T5">1</text:span><text:span text:style-name="T4">, (a</text:span><text:span text:style-name="T5">2</text:span><text:span text:style-name="T4">,</text:span><text:span text:style-name="T6">b));</text:span></text:p>
          </draw:text-box>
        </draw:frame>
        <draw:frame draw:style-name="gr10" draw:text-style-name="P8" draw:layer="layout" svg:width="8.75cm" svg:height="2.765cm" svg:x="23.5cm" svg:y="2.235cm">
          <draw:text-box>
            <text:p text:style-name="P7"><text:span text:style-name="T4">(a</text:span><text:span text:style-name="T5">2</text:span><text:span text:style-name="T4">, (a</text:span><text:span text:style-name="T5">1</text:span><text:span text:style-name="T4">,</text:span><text:span text:style-name="T6">b));</text:span></text:p>
          </draw:text-box>
        </draw:frame>
        <draw:frame draw:style-name="gr11" draw:text-style-name="P9" draw:layer="layout" svg:width="8.75cm" svg:height="2.453cm" svg:x="2cm" svg:y="0.75cm">
          <draw:text-box>
            <text:p><text:span text:style-name="T7">Topology X</text:span></text:p>
          </draw:text-box>
        </draw:frame>
        <draw:frame draw:style-name="gr11" draw:text-style-name="P9" draw:layer="layout" svg:width="8.75cm" svg:height="2.453cm" svg:x="12.75cm" svg:y="0.75cm">
          <draw:text-box>
            <text:p><text:span text:style-name="T7">Topology Y</text:span></text:p>
          </draw:text-box>
        </draw:frame>
        <draw:frame draw:style-name="gr11" draw:text-style-name="P9" draw:layer="layout" svg:width="8.75cm" svg:height="2.453cm" svg:x="2cm" svg:y="0.75cm">
          <draw:text-box>
            <text:p><text:span text:style-name="T7">Topology X</text:span></text:p>
          </draw:text-box>
        </draw:frame>
        <draw:frame draw:style-name="gr11" draw:text-style-name="P9" draw:layer="layout" svg:width="8.75cm" svg:height="2.453cm" svg:x="23.5cm" svg:y="0.797cm">
          <draw:text-box>
            <text:p><text:span text:style-name="T7">Topology Z</text:span></text:p>
          </draw:text-box>
        </draw:frame>
        <draw:frame draw:style-name="gr11" draw:text-style-name="P11" draw:layer="layout" svg:width="8.75cm" svg:height="2.453cm" svg:x="1.75cm" svg:y="15cm">
          <draw:text-box>
            <text:p text:style-name="P10"><text:span text:style-name="T8">Topology X</text:span><text:span text:style-name="T9">1</text:span></text:p>
          </draw:text-box>
        </draw:frame>
        <draw:frame draw:style-name="gr11" draw:text-style-name="P9" draw:layer="layout" svg:width="8.75cm" svg:height="2.453cm" svg:x="2cm" svg:y="26.297cm">
          <draw:text-box>
            <text:p><text:span text:style-name="T7">Topology X</text:span><text:span text:style-name="T10">2</text:span></text:p>
          </draw:text-box>
        </draw:frame>
        <draw:frame draw:style-name="gr11" draw:text-style-name="P9" draw:layer="layout" svg:width="8.75cm" svg:height="2.453cm" svg:x="12.75cm" svg:y="14.797cm">
          <draw:text-box>
            <text:p><text:span text:style-name="T7">Topology Y</text:span><text:span text:style-name="T10">1</text:span></text:p>
          </draw:text-box>
        </draw:frame>
        <draw:frame draw:style-name="gr11" draw:text-style-name="P9" draw:layer="layout" svg:width="8.75cm" svg:height="2.453cm" svg:x="13cm" svg:y="26.297cm">
          <draw:text-box>
            <text:p><text:span text:style-name="T7">Topology Y</text:span><text:span text:style-name="T10">2</text:span></text:p>
          </draw:text-box>
        </draw:frame>
        <draw:frame draw:style-name="gr11" draw:text-style-name="P9" draw:layer="layout" svg:width="8.75cm" svg:height="2.453cm" svg:x="24cm" svg:y="14.75cm">
          <draw:text-box>
            <text:p><text:span text:style-name="T7">Topology Z</text:span><text:span text:style-name="T10">1</text:span></text:p>
          </draw:text-box>
        </draw:frame>
        <draw:frame draw:style-name="gr11" draw:text-style-name="P9" draw:layer="layout" svg:width="8.75cm" svg:height="2.453cm" svg:x="24cm" svg:y="26.25cm">
          <draw:text-box>
            <text:p><text:span text:style-name="T7">Topology Z</text:span><text:span text:style-name="T10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5cm" fo:page-height="4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2T15:48:23.310095839</meta:creation-date>
    <dc:date>2023-03-22T11:42:11.572207180</dc:date>
    <meta:editing-duration>PT1H31M2S</meta:editing-duration>
    <meta:editing-cycles>4</meta:editing-cycles>
    <meta:generator>LibreOffice/7.3.7.2$Linux_X86_64 LibreOffice_project/30$Build-2</meta:generator>
    <meta:document-statistic meta:object-count="85"/>
  </office:meta>
</office:document-meta>
</file>